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109.84pt"/>
    </style:style>
    <style:style style:name="co10" style:family="table-column">
      <style:table-column-properties fo:break-before="auto" style:column-width="103.66pt"/>
    </style:style>
    <style:style style:name="co11" style:family="table-column">
      <style:table-column-properties fo:break-before="auto" style:column-width="38.81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118.35pt"/>
    </style:style>
    <style:style style:name="co14" style:family="table-column">
      <style:table-column-properties fo:break-before="auto" style:column-width="133.7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 style:data-style-name="N0">
      <style:text-properties style:font-name="Arial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resultLQ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astoEnerg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5:54: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.91093117408907" calcext:value-type="float">
            <text:p>1.91093117408907</text:p>
          </table:table-cell>
          <table:table-cell table:style-name="ce1" office:value-type="float" office:value="98.406374501992" calcext:value-type="float">
            <text:p>98.406374501992</text:p>
          </table:table-cell>
          <table:table-cell table:style-name="ce1" office:value-type="float" office:value="177.107761133603" calcext:value-type="float">
            <text:p>177.107761133603</text:p>
          </table:table-cell>
          <table:table-cell table:style-name="ce1" office:value-type="float" office:value="141.723062495505" calcext:value-type="float">
            <text:p>141.7230624955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13, 4]</text:p>
          </table:table-cell>
          <table:table-cell table:style-name="ce1" office:value-type="string" calcext:value-type="string">
            <text:p>[5]</text:p>
          </table:table-cell>
          <table:table-cell table:style-name="ce1" office:value-type="float" office:value="51.3577494692144" calcext:value-type="float">
            <text:p>51.3577494692144</text:p>
          </table:table-cell>
          <table:table-cell table:style-name="ce1" office:value-type="float" office:value="2.79010772054122" calcext:value-type="float">
            <text:p>2.79010772054122</text:p>
          </table:table-cell>
          <table:table-cell table:style-name="ce1" office:value-type="float" office:value="471" calcext:value-type="float">
            <text:p>471</text:p>
          </table:table-cell>
          <table:table-cell table:style-name="ce1" table:formula="of:=[.P2]*[.R2]" office:value-type="float" office:value="24189.5" calcext:value-type="float">
            <text:p>24189.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5:57: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.78137651821862" calcext:value-type="float">
            <text:p>1.78137651821862</text:p>
          </table:table-cell>
          <table:table-cell table:style-name="ce1" office:value-type="float" office:value="98.8" calcext:value-type="float">
            <text:p>98.8</text:p>
          </table:table-cell>
          <table:table-cell table:style-name="ce1" office:value-type="float" office:value="130.032898785425" calcext:value-type="float">
            <text:p>130.032898785425</text:p>
          </table:table-cell>
          <table:table-cell table:style-name="ce1" office:value-type="float" office:value="135.920052460869" calcext:value-type="float">
            <text:p>135.9200524608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91799544419" calcext:value-type="float">
            <text:p>52.7391799544419</text:p>
          </table:table-cell>
          <table:table-cell table:style-name="ce1" office:value-type="float" office:value="0.226446777444573" calcext:value-type="float">
            <text:p>0.226446777444573</text:p>
          </table:table-cell>
          <table:table-cell table:style-name="ce1" office:value-type="float" office:value="439" calcext:value-type="float">
            <text:p>439</text:p>
          </table:table-cell>
          <table:table-cell table:style-name="ce1" table:formula="of:=[.P3]*[.R3]" office:value-type="float" office:value="23152.5" calcext:value-type="float">
            <text:p>23152.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6:00: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.93548387096774" calcext:value-type="float">
            <text:p>1.93548387096774</text:p>
          </table:table-cell>
          <table:table-cell table:style-name="ce1" office:value-type="float" office:value="99.2" calcext:value-type="float">
            <text:p>99.2</text:p>
          </table:table-cell>
          <table:table-cell table:style-name="ce1" office:value-type="float" office:value="148.358391129032" calcext:value-type="float">
            <text:p>148.358391129032</text:p>
          </table:table-cell>
          <table:table-cell table:style-name="ce1" office:value-type="float" office:value="132.973300293752" calcext:value-type="float">
            <text:p>132.97330029375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[13, 6, 6, 3, 4, 3]</text:p>
          </table:table-cell>
          <table:table-cell table:style-name="ce1" office:value-type="string" calcext:value-type="string">
            <text:p>[15, 15, 7, 8, 7]</text:p>
          </table:table-cell>
          <table:table-cell table:style-name="ce1" office:value-type="float" office:value="50.7249478079332" calcext:value-type="float">
            <text:p>50.7249478079332</text:p>
          </table:table-cell>
          <table:table-cell table:style-name="ce1" office:value-type="float" office:value="1.95990571845968" calcext:value-type="float">
            <text:p>1.95990571845968</text:p>
          </table:table-cell>
          <table:table-cell table:style-name="ce1" office:value-type="float" office:value="479" calcext:value-type="float">
            <text:p>479</text:p>
          </table:table-cell>
          <table:table-cell table:style-name="ce1" table:formula="of:=[.P4]*[.R4]" office:value-type="float" office:value="24297.25" calcext:value-type="float">
            <text:p>24297.2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6:04: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.13168724279835" calcext:value-type="float">
            <text:p>2.13168724279835</text:p>
          </table:table-cell>
          <table:table-cell table:style-name="ce1" office:value-type="float" office:value="97.2" calcext:value-type="float">
            <text:p>97.2</text:p>
          </table:table-cell>
          <table:table-cell table:style-name="ce1" office:value-type="float" office:value="118.566090534979" calcext:value-type="float">
            <text:p>118.566090534979</text:p>
          </table:table-cell>
          <table:table-cell table:style-name="ce1" office:value-type="float" office:value="111.744661153105" calcext:value-type="float">
            <text:p>111.74466115310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[13, 2, 2, 7, 8, 7, 6, 6, 6]</text:p>
          </table:table-cell>
          <table:table-cell table:style-name="ce1" office:value-type="string" calcext:value-type="string">
            <text:p>[4, 4, 15, 15, 14, 14, 14, 14]</text:p>
          </table:table-cell>
          <table:table-cell table:style-name="ce1" office:value-type="float" office:value="47.0425531914894" calcext:value-type="float">
            <text:p>47.0425531914894</text:p>
          </table:table-cell>
          <table:table-cell table:style-name="ce1" office:value-type="float" office:value="2.66126445339136" calcext:value-type="float">
            <text:p>2.66126445339136</text:p>
          </table:table-cell>
          <table:table-cell table:style-name="ce1" office:value-type="float" office:value="517" calcext:value-type="float">
            <text:p>517</text:p>
          </table:table-cell>
          <table:table-cell table:style-name="ce1" table:formula="of:=[.P5]*[.R5]" office:value-type="float" office:value="24321" calcext:value-type="float">
            <text:p>24321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6:06: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.80566801619433" calcext:value-type="float">
            <text:p>1.80566801619433</text:p>
          </table:table-cell>
          <table:table-cell table:style-name="ce1" office:value-type="float" office:value="98.406374501992" calcext:value-type="float">
            <text:p>98.406374501992</text:p>
          </table:table-cell>
          <table:table-cell table:style-name="ce1" office:value-type="float" office:value="75.7983076923077" calcext:value-type="float">
            <text:p>75.7983076923077</text:p>
          </table:table-cell>
          <table:table-cell table:style-name="ce1" office:value-type="float" office:value="105.858293104042" calcext:value-type="float">
            <text:p>105.8582931040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13, 3]</text:p>
          </table:table-cell>
          <table:table-cell table:style-name="ce1" office:value-type="string" calcext:value-type="string">
            <text:p>[5]</text:p>
          </table:table-cell>
          <table:table-cell table:style-name="ce1" office:value-type="float" office:value="51.358988764045" calcext:value-type="float">
            <text:p>51.358988764045</text:p>
          </table:table-cell>
          <table:table-cell table:style-name="ce1" office:value-type="float" office:value="2.7263648452723" calcext:value-type="float">
            <text:p>2.7263648452723</text:p>
          </table:table-cell>
          <table:table-cell table:style-name="ce1" office:value-type="float" office:value="445" calcext:value-type="float">
            <text:p>445</text:p>
          </table:table-cell>
          <table:table-cell table:style-name="ce1" table:formula="of:=[.P6]*[.R6]" office:value-type="float" office:value="22854.75" calcext:value-type="float">
            <text:p>22854.75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/06/2019 - 16:31:09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69" calcext:value-type="float">
            <text:p>469</text:p>
          </table:table-cell>
          <table:table-cell office:value-type="float" office:value="250" calcext:value-type="float">
            <text:p>250</text:p>
          </table:table-cell>
          <table:table-cell office:value-type="float" office:value="219" calcext:value-type="float">
            <text:p>219</text:p>
          </table:table-cell>
          <table:table-cell office:value-type="float" office:value="1.876" calcext:value-type="float">
            <text:p>1.876</text:p>
          </table:table-cell>
          <table:table-cell office:value-type="float" office:value="100" calcext:value-type="float">
            <text:p>100</text:p>
          </table:table-cell>
          <table:table-cell office:value-type="float" office:value="149.035712" calcext:value-type="float">
            <text:p>149.035712</text:p>
          </table:table-cell>
          <table:table-cell office:value-type="float" office:value="137.1434687558" calcext:value-type="float">
            <text:p>137.1434687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98504273504" calcext:value-type="float">
            <text:p>52.7398504273504</text:p>
          </table:table-cell>
          <table:table-cell office:value-type="float" office:value="0.219334120146641" calcext:value-type="float">
            <text:p>0.219334120146641</text:p>
          </table:table-cell>
          <table:table-cell office:value-type="float" office:value="468" calcext:value-type="float">
            <text:p>468</text:p>
          </table:table-cell>
          <table:table-cell table:style-name="ce4" table:formula="of:=[.P7]*[.R7]" office:value-type="float" office:value="24682.25" calcext:value-type="float">
            <text:p>24682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/06/2019 - 16:34:00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249" calcext:value-type="float">
            <text:p>249</text:p>
          </table:table-cell>
          <table:table-cell office:value-type="float" office:value="209" calcext:value-type="float">
            <text:p>209</text:p>
          </table:table-cell>
          <table:table-cell office:value-type="float" office:value="1.84738955823293" calcext:value-type="float">
            <text:p>1.84738955823293</text:p>
          </table:table-cell>
          <table:table-cell office:value-type="float" office:value="99.203187250996" calcext:value-type="float">
            <text:p>99.203187250996</text:p>
          </table:table-cell>
          <table:table-cell office:value-type="float" office:value="159.391847389558" calcext:value-type="float">
            <text:p>159.391847389558</text:p>
          </table:table-cell>
          <table:table-cell office:value-type="float" office:value="145.015325740694" calcext:value-type="float">
            <text:p>145.015325740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9651416122" calcext:value-type="float">
            <text:p>52.739651416122</text:p>
          </table:table-cell>
          <table:table-cell office:value-type="float" office:value="0.221469366351646" calcext:value-type="float">
            <text:p>0.221469366351646</text:p>
          </table:table-cell>
          <table:table-cell office:value-type="float" office:value="459" calcext:value-type="float">
            <text:p>459</text:p>
          </table:table-cell>
          <table:table-cell table:style-name="ce4" table:formula="of:=[.P8]*[.R8]" office:value-type="float" office:value="24207.5" calcext:value-type="float">
            <text:p>24207.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/06/2019 - 16:36:0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66" calcext:value-type="float">
            <text:p>466</text:p>
          </table:table-cell>
          <table:table-cell office:value-type="float" office:value="248" calcext:value-type="float">
            <text:p>248</text:p>
          </table:table-cell>
          <table:table-cell office:value-type="float" office:value="216" calcext:value-type="float">
            <text:p>216</text:p>
          </table:table-cell>
          <table:table-cell office:value-type="float" office:value="1.87903225806452" calcext:value-type="float">
            <text:p>1.87903225806452</text:p>
          </table:table-cell>
          <table:table-cell office:value-type="float" office:value="99.2" calcext:value-type="float">
            <text:p>99.2</text:p>
          </table:table-cell>
          <table:table-cell office:value-type="float" office:value="157.014116935484" calcext:value-type="float">
            <text:p>157.014116935484</text:p>
          </table:table-cell>
          <table:table-cell office:value-type="float" office:value="133.152412937744" calcext:value-type="float">
            <text:p>133.152412937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97849462366" calcext:value-type="float">
            <text:p>52.7397849462366</text:p>
          </table:table-cell>
          <table:table-cell office:value-type="float" office:value="0.220038992119474" calcext:value-type="float">
            <text:p>0.220038992119474</text:p>
          </table:table-cell>
          <table:table-cell office:value-type="float" office:value="465" calcext:value-type="float">
            <text:p>465</text:p>
          </table:table-cell>
          <table:table-cell table:style-name="ce4" table:formula="of:=[.P9]*[.R9]" office:value-type="float" office:value="24524" calcext:value-type="float">
            <text:p>24524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/06/2019 - 16:38:14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 office:value-type="float" office:value="246" calcext:value-type="float">
            <text:p>246</text:p>
          </table:table-cell>
          <table:table-cell office:value-type="float" office:value="210" calcext:value-type="float">
            <text:p>210</text:p>
          </table:table-cell>
          <table:table-cell office:value-type="float" office:value="1.86991869918699" calcext:value-type="float">
            <text:p>1.86991869918699</text:p>
          </table:table-cell>
          <table:table-cell office:value-type="float" office:value="98.4" calcext:value-type="float">
            <text:p>98.4</text:p>
          </table:table-cell>
          <table:table-cell office:value-type="float" office:value="161.37524796748" calcext:value-type="float">
            <text:p>161.37524796748</text:p>
          </table:table-cell>
          <table:table-cell office:value-type="float" office:value="140.255681441608" calcext:value-type="float">
            <text:p>140.25568144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9651416122" calcext:value-type="float">
            <text:p>52.739651416122</text:p>
          </table:table-cell>
          <table:table-cell office:value-type="float" office:value="0.221469366351646" calcext:value-type="float">
            <text:p>0.221469366351646</text:p>
          </table:table-cell>
          <table:table-cell office:value-type="float" office:value="459" calcext:value-type="float">
            <text:p>459</text:p>
          </table:table-cell>
          <table:table-cell table:style-name="ce4" table:formula="of:=[.P10]*[.R10]" office:value-type="float" office:value="24207.5" calcext:value-type="float">
            <text:p>24207.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/06/2019 - 16:40:52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66" calcext:value-type="float">
            <text:p>466</text:p>
          </table:table-cell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office:value-type="float" office:value="1.864" calcext:value-type="float">
            <text:p>1.864</text:p>
          </table:table-cell>
          <table:table-cell office:value-type="float" office:value="99.601593625498" calcext:value-type="float">
            <text:p>99.601593625498</text:p>
          </table:table-cell>
          <table:table-cell office:value-type="float" office:value="196.81402" calcext:value-type="float">
            <text:p>196.81402</text:p>
          </table:table-cell>
          <table:table-cell office:value-type="float" office:value="141.810886535257" calcext:value-type="float">
            <text:p>141.810886535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97849462366" calcext:value-type="float">
            <text:p>52.7397849462366</text:p>
          </table:table-cell>
          <table:table-cell office:value-type="float" office:value="0.220038992119474" calcext:value-type="float">
            <text:p>0.220038992119474</text:p>
          </table:table-cell>
          <table:table-cell office:value-type="float" office:value="465" calcext:value-type="float">
            <text:p>465</text:p>
          </table:table-cell>
          <table:table-cell table:style-name="ce4" table:formula="of:=[.P11]*[.R11]" office:value-type="float" office:value="24524" calcext:value-type="float">
            <text:p>24524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8:09: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.13061224489796" calcext:value-type="float">
            <text:p>2.1306122448979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40.84852244898" calcext:value-type="float">
            <text:p>140.84852244898</text:p>
          </table:table-cell>
          <table:table-cell table:style-name="ce1" office:value-type="float" office:value="125.882239148602" calcext:value-type="float">
            <text:p>125.8822391486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1" calcext:value-type="float">
            <text:p>521</text:p>
          </table:table-cell>
          <table:table-cell table:style-name="ce1" table:formula="of:=[.P12]*[.R12]" office:value-type="float" office:value="23966" calcext:value-type="float">
            <text:p>23966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8:11:5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3.477720833333" calcext:value-type="float">
            <text:p>113.477720833333</text:p>
          </table:table-cell>
          <table:table-cell table:style-name="ce1" office:value-type="float" office:value="111.302027345984" calcext:value-type="float">
            <text:p>111.3020273459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5523978686" calcext:value-type="float">
            <text:p>46.0035523978686</text:p>
          </table:table-cell>
          <table:table-cell table:style-name="ce1" office:value-type="float" office:value="0.0842150592620227" calcext:value-type="float">
            <text:p>0.084215059262023</text:p>
          </table:table-cell>
          <table:table-cell table:style-name="ce1" office:value-type="float" office:value="563" calcext:value-type="float">
            <text:p>563</text:p>
          </table:table-cell>
          <table:table-cell table:style-name="ce1" table:formula="of:=[.P13]*[.R13]" office:value-type="float" office:value="25900" calcext:value-type="float">
            <text:p>25900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8:14: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.00813008130081" calcext:value-type="float">
            <text:p>2.00813008130081</text:p>
          </table:table-cell>
          <table:table-cell table:style-name="ce1" office:value-type="float" office:value="98.4" calcext:value-type="float">
            <text:p>98.4</text:p>
          </table:table-cell>
          <table:table-cell table:style-name="ce1" office:value-type="float" office:value="145.731678861789" calcext:value-type="float">
            <text:p>145.731678861789</text:p>
          </table:table-cell>
          <table:table-cell table:style-name="ce1" office:value-type="float" office:value="128.960194049304" calcext:value-type="float">
            <text:p>128.9601940493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40567951319" calcext:value-type="float">
            <text:p>46.0040567951319</text:p>
          </table:table-cell>
          <table:table-cell table:style-name="ce1" office:value-type="float" office:value="0.0899840690175206" calcext:value-type="float">
            <text:p>0.089984069017521</text:p>
          </table:table-cell>
          <table:table-cell table:style-name="ce1" office:value-type="float" office:value="493" calcext:value-type="float">
            <text:p>493</text:p>
          </table:table-cell>
          <table:table-cell table:style-name="ce1" table:formula="of:=[.P14]*[.R14]" office:value-type="float" office:value="22680" calcext:value-type="float">
            <text:p>22680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8:17: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.15789473684211" calcext:value-type="float">
            <text:p>2.15789473684211</text:p>
          </table:table-cell>
          <table:table-cell table:style-name="ce1" office:value-type="float" office:value="98.8" calcext:value-type="float">
            <text:p>98.8</text:p>
          </table:table-cell>
          <table:table-cell table:style-name="ce1" office:value-type="float" office:value="131.367870445344" calcext:value-type="float">
            <text:p>131.367870445344</text:p>
          </table:table-cell>
          <table:table-cell table:style-name="ce1" office:value-type="float" office:value="116.963617960199" calcext:value-type="float">
            <text:p>116.9636179601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7593984962" calcext:value-type="float">
            <text:p>46.0037593984962</text:p>
          </table:table-cell>
          <table:table-cell table:style-name="ce1" office:value-type="float" office:value="0.0866294633218264" calcext:value-type="float">
            <text:p>0.086629463321827</text:p>
          </table:table-cell>
          <table:table-cell table:style-name="ce1" office:value-type="float" office:value="532" calcext:value-type="float">
            <text:p>532</text:p>
          </table:table-cell>
          <table:table-cell table:style-name="ce5" table:formula="of:=[.P15]*[.R15]" office:value-type="float" office:value="24474" calcext:value-type="float">
            <text:p>24474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8:19: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.13061224489796" calcext:value-type="float">
            <text:p>2.1306122448979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1.0505819672131" calcext:value-type="float">
            <text:p>81.0505819672131</text:p>
          </table:table-cell>
          <table:table-cell table:style-name="ce1" office:value-type="float" office:value="109.045516348272" calcext:value-type="float">
            <text:p>109.0455163482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42643923241" calcext:value-type="float">
            <text:p>46.0042643923241</text:p>
          </table:table-cell>
          <table:table-cell table:style-name="ce1" office:value-type="float" office:value="0.0922529110992918" calcext:value-type="float">
            <text:p>0.092252911099292</text:p>
          </table:table-cell>
          <table:table-cell table:style-name="ce1" office:value-type="float" office:value="521" calcext:value-type="float">
            <text:p>521</text:p>
          </table:table-cell>
          <table:table-cell table:style-name="ce5" table:formula="of:=[.P16]*[.R16]" office:value-type="float" office:value="23968.2217484009" calcext:value-type="float">
            <text:p>23968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/06/2019 - 18:22:59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525" calcext:value-type="float">
            <text:p>525</text:p>
          </table:table-cell>
          <table:table-cell office:value-type="float" office:value="245" calcext:value-type="float">
            <text:p>245</text:p>
          </table:table-cell>
          <table:table-cell office:value-type="float" office:value="274" calcext:value-type="float">
            <text:p>274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97.6095617529881" calcext:value-type="float">
            <text:p>97.6095617529881</text:p>
          </table:table-cell>
          <table:table-cell office:value-type="float" office:value="78.5270571428571" calcext:value-type="float">
            <text:p>78.5270571428571</text:p>
          </table:table-cell>
          <table:table-cell office:value-type="float" office:value="92.1100558732668" calcext:value-type="float">
            <text:p>92.1100558732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1946564885496" calcext:value-type="float">
            <text:p>46.1946564885496</text:p>
          </table:table-cell>
          <table:table-cell office:value-type="float" office:value="1.39794016826935" calcext:value-type="float">
            <text:p>1.39794016826935</text:p>
          </table:table-cell>
          <table:table-cell office:value-type="float" office:value="524" calcext:value-type="float">
            <text:p>524</text:p>
          </table:table-cell>
          <table:table-cell table:style-name="ce4" table:formula="of:=[.P17]*[.R17]" office:value-type="float" office:value="24206" calcext:value-type="float">
            <text:p>24206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/06/2019 - 18:25:26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30" calcext:value-type="float">
            <text:p>530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office:value-type="float" office:value="2.16326530612245" calcext:value-type="float">
            <text:p>2.16326530612245</text:p>
          </table:table-cell>
          <table:table-cell office:value-type="float" office:value="98" calcext:value-type="float">
            <text:p>98</text:p>
          </table:table-cell>
          <table:table-cell office:value-type="float" office:value="141.610559183673" calcext:value-type="float">
            <text:p>141.610559183673</text:p>
          </table:table-cell>
          <table:table-cell office:value-type="float" office:value="124.47932697231" calcext:value-type="float">
            <text:p>124.47932697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3227788279773" calcext:value-type="float">
            <text:p>46.3227788279773</text:p>
          </table:table-cell>
          <table:table-cell office:value-type="float" office:value="1.52921951201332" calcext:value-type="float">
            <text:p>1.52921951201332</text:p>
          </table:table-cell>
          <table:table-cell office:value-type="float" office:value="529" calcext:value-type="float">
            <text:p>529</text:p>
          </table:table-cell>
          <table:table-cell table:style-name="ce4" table:formula="of:=[.P18]*[.R18]" office:value-type="float" office:value="24504.75" calcext:value-type="float">
            <text:p>24504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/06/2019 - 18:28:32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489" calcext:value-type="float">
            <text:p>489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.02904564315353" calcext:value-type="float">
            <text:p>2.02904564315353</text:p>
          </table:table-cell>
          <table:table-cell office:value-type="float" office:value="96.4" calcext:value-type="float">
            <text:p>96.4</text:p>
          </table:table-cell>
          <table:table-cell office:value-type="float" office:value="83.3445269709543" calcext:value-type="float">
            <text:p>83.3445269709543</text:p>
          </table:table-cell>
          <table:table-cell office:value-type="float" office:value="104.441067470959" calcext:value-type="float">
            <text:p>104.441067470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7418032786885" calcext:value-type="float">
            <text:p>46.7418032786885</text:p>
          </table:table-cell>
          <table:table-cell office:value-type="float" office:value="2.56372360354994" calcext:value-type="float">
            <text:p>2.56372360354994</text:p>
          </table:table-cell>
          <table:table-cell office:value-type="float" office:value="488" calcext:value-type="float">
            <text:p>488</text:p>
          </table:table-cell>
          <table:table-cell table:style-name="ce4" table:formula="of:=[.P19]*[.R19]" office:value-type="float" office:value="22810" calcext:value-type="float">
            <text:p>2281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/06/2019 - 18:30:49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06" calcext:value-type="float">
            <text:p>506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.04858299595142" calcext:value-type="float">
            <text:p>2.04858299595142</text:p>
          </table:table-cell>
          <table:table-cell office:value-type="float" office:value="98.8" calcext:value-type="float">
            <text:p>98.8</text:p>
          </table:table-cell>
          <table:table-cell office:value-type="float" office:value="83.2422429149798" calcext:value-type="float">
            <text:p>83.2422429149798</text:p>
          </table:table-cell>
          <table:table-cell office:value-type="float" office:value="100.713986873629" calcext:value-type="float">
            <text:p>100.713986873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5.7886138613861" calcext:value-type="float">
            <text:p>45.7886138613861</text:p>
          </table:table-cell>
          <table:table-cell office:value-type="float" office:value="1.09916442585056" calcext:value-type="float">
            <text:p>1.09916442585056</text:p>
          </table:table-cell>
          <table:table-cell office:value-type="float" office:value="505" calcext:value-type="float">
            <text:p>505</text:p>
          </table:table-cell>
          <table:table-cell table:style-name="ce4" table:formula="of:=[.P20]*[.R20]" office:value-type="float" office:value="23123.25" calcext:value-type="float">
            <text:p>23123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/06/2019 - 18:32:59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44" calcext:value-type="float">
            <text:p>544</text:p>
          </table:table-cell>
          <table:table-cell office:value-type="float" office:value="241" calcext:value-type="float">
            <text:p>241</text:p>
          </table:table-cell>
          <table:table-cell office:value-type="float" office:value="294" calcext:value-type="float">
            <text:p>294</text:p>
          </table:table-cell>
          <table:table-cell office:value-type="float" office:value="2.25726141078838" calcext:value-type="float">
            <text:p>2.25726141078838</text:p>
          </table:table-cell>
          <table:table-cell office:value-type="float" office:value="96.4" calcext:value-type="float">
            <text:p>96.4</text:p>
          </table:table-cell>
          <table:table-cell office:value-type="float" office:value="152.404514522822" calcext:value-type="float">
            <text:p>152.404514522822</text:p>
          </table:table-cell>
          <table:table-cell office:value-type="float" office:value="128.469880040559" calcext:value-type="float">
            <text:p>128.469880040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7.4221915285451" calcext:value-type="float">
            <text:p>47.4221915285451</text:p>
          </table:table-cell>
          <table:table-cell office:value-type="float" office:value="4.05760207608928" calcext:value-type="float">
            <text:p>4.05760207608928</text:p>
          </table:table-cell>
          <table:table-cell office:value-type="float" office:value="543" calcext:value-type="float">
            <text:p>543</text:p>
          </table:table-cell>
          <table:table-cell table:style-name="ce4" table:formula="of:=[.P21]*[.R21]" office:value-type="float" office:value="25750.25" calcext:value-type="float">
            <text:p>25750.2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8:35: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.66265060240964" calcext:value-type="float">
            <text:p>1.66265060240964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173.0070562249" calcext:value-type="float">
            <text:p>173.0070562249</text:p>
          </table:table-cell>
          <table:table-cell table:style-name="ce1" office:value-type="float" office:value="148.351896118833" calcext:value-type="float">
            <text:p>148.3518961188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007263922518" calcext:value-type="float">
            <text:p>88.9007263922518</text:p>
          </table:table-cell>
          <table:table-cell table:style-name="ce1" office:value-type="float" office:value="2.01503416062364" calcext:value-type="float">
            <text:p>2.01503416062364</text:p>
          </table:table-cell>
          <table:table-cell table:style-name="ce1" office:value-type="float" office:value="413" calcext:value-type="float">
            <text:p>413</text:p>
          </table:table-cell>
          <table:table-cell table:style-name="ce1" table:formula="of:=[.P22]*[.R22]" office:value-type="float" office:value="36716" calcext:value-type="float">
            <text:p>36716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8:37: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.6425702811245" calcext:value-type="float">
            <text:p>1.6425702811245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150.369666666667" calcext:value-type="float">
            <text:p>150.369666666667</text:p>
          </table:table-cell>
          <table:table-cell table:style-name="ce1" office:value-type="float" office:value="148.791242413123" calcext:value-type="float">
            <text:p>148.791242413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8995098039216" calcext:value-type="float">
            <text:p>88.8995098039216</text:p>
          </table:table-cell>
          <table:table-cell table:style-name="ce1" office:value-type="float" office:value="2.02731343400763" calcext:value-type="float">
            <text:p>2.02731343400763</text:p>
          </table:table-cell>
          <table:table-cell table:style-name="ce1" office:value-type="float" office:value="408" calcext:value-type="float">
            <text:p>408</text:p>
          </table:table-cell>
          <table:table-cell table:style-name="ce1" table:formula="of:=[.P23]*[.R23]" office:value-type="float" office:value="36271" calcext:value-type="float">
            <text:p>36271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8:40: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99.601593625498" calcext:value-type="float">
            <text:p>99.601593625498</text:p>
          </table:table-cell>
          <table:table-cell table:style-name="ce1" office:value-type="float" office:value="190.926164" calcext:value-type="float">
            <text:p>190.926164</text:p>
          </table:table-cell>
          <table:table-cell table:style-name="ce1" office:value-type="float" office:value="156.699043259623" calcext:value-type="float">
            <text:p>156.699043259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8959390862944" calcext:value-type="float">
            <text:p>88.8959390862944</text:p>
          </table:table-cell>
          <table:table-cell table:style-name="ce1" office:value-type="float" office:value="2.06292723772985" calcext:value-type="float">
            <text:p>2.06292723772985</text:p>
          </table:table-cell>
          <table:table-cell table:style-name="ce1" office:value-type="float" office:value="394" calcext:value-type="float">
            <text:p>394</text:p>
          </table:table-cell>
          <table:table-cell table:style-name="ce1" table:formula="of:=[.P24]*[.R24]" office:value-type="float" office:value="35025" calcext:value-type="float">
            <text:p>3502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8:42: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.696" calcext:value-type="float">
            <text:p>1.69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3.99154" calcext:value-type="float">
            <text:p>133.99154</text:p>
          </table:table-cell>
          <table:table-cell table:style-name="ce1" office:value-type="float" office:value="136.051542381644" calcext:value-type="float">
            <text:p>136.0515423816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03073286052" calcext:value-type="float">
            <text:p>88.903073286052</text:p>
          </table:table-cell>
          <table:table-cell table:style-name="ce1" office:value-type="float" office:value="1.9911304537852" calcext:value-type="float">
            <text:p>1.9911304537852</text:p>
          </table:table-cell>
          <table:table-cell table:style-name="ce1" office:value-type="float" office:value="423" calcext:value-type="float">
            <text:p>423</text:p>
          </table:table-cell>
          <table:table-cell table:style-name="ce1" table:formula="of:=[.P25]*[.R25]" office:value-type="float" office:value="37606" calcext:value-type="float">
            <text:p>37606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7/06/2019 - 18:44: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.536" calcext:value-type="float">
            <text:p>1.536</text:p>
          </table:table-cell>
          <table:table-cell table:style-name="ce1" office:value-type="float" office:value="99.601593625498" calcext:value-type="float">
            <text:p>99.601593625498</text:p>
          </table:table-cell>
          <table:table-cell table:style-name="ce1" office:value-type="float" office:value="178.037416" calcext:value-type="float">
            <text:p>178.037416</text:p>
          </table:table-cell>
          <table:table-cell table:style-name="ce1" office:value-type="float" office:value="157.170798570176" calcext:value-type="float">
            <text:p>157.1707985701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8929503916449" calcext:value-type="float">
            <text:p>88.8929503916449</text:p>
          </table:table-cell>
          <table:table-cell table:style-name="ce1" office:value-type="float" office:value="2.09226535695398" calcext:value-type="float">
            <text:p>2.09226535695398</text:p>
          </table:table-cell>
          <table:table-cell table:style-name="ce1" office:value-type="float" office:value="383" calcext:value-type="float">
            <text:p>383</text:p>
          </table:table-cell>
          <table:table-cell table:style-name="ce1" table:formula="of:=[.P26]*[.R26]" office:value-type="float" office:value="34046" calcext:value-type="float">
            <text:p>34046</text:p>
          </table:table-cell>
          <table:table-cell table:style-name="ce1"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</text:p>
          </table:table-cell>
          <table:table-cell table:formula="of:=AVERAGE([.I2:.I6])" office:value-type="float" office:value="98.4025498007968" calcext:value-type="float">
            <text:p>98.4025498007968</text:p>
          </table:table-cell>
          <table:table-cell table:formula="of:=STDEV([.I2:.I6])" office:value-type="float" office:value="0.748339622285692" calcext:value-type="float">
            <text:p>0.748339622285692</text:p>
          </table:table-cell>
          <table:table-cell table:style-name="ce2" table:formula="of:=CONFIDENCE(0.05;[.E31];5)" office:value-type="float" office:value="0.655936546939974" calcext:value-type="float">
            <text:p>0.655936546939974</text:p>
          </table:table-cell>
          <table:table-cell table:formula="of:=AVERAGE([.H2:.H6])" office:value-type="float" office:value="1.91302936445362" calcext:value-type="float">
            <text:p>1.91302936445362</text:p>
          </table:table-cell>
          <table:table-cell table:formula="of:=STDEV([.H2:.H6])" office:value-type="float" office:value="0.138905368911398" calcext:value-type="float">
            <text:p>0.138905368911398</text:p>
          </table:table-cell>
          <table:table-cell table:style-name="ce2" table:formula="of:=CONFIDENCE(0.05;[.H31];5)" office:value-type="float" office:value="0.121753686857946" calcext:value-type="float">
            <text:p>0.121753686857946</text:p>
          </table:table-cell>
          <table:table-cell table:formula="of:=AVERAGE([.P2:.P6])" office:value-type="float" office:value="50.6446838374248" calcext:value-type="float">
            <text:p>50.6446838374248</text:p>
          </table:table-cell>
          <table:table-cell table:style-name="ce3" table:formula="of:=AVERAGE([.S2:.S6])" office:value-type="float" office:value="23763" calcext:value-type="float">
            <text:p>23763.0</text:p>
          </table:table-cell>
          <table:table-cell table:formula="of:=AVERAGE([.Q2:.Q6])" office:value-type="float" office:value="2.07281790302183" calcext:value-type="float">
            <text:p>2.07281790302183</text:p>
          </table:table-cell>
          <table:table-cell table:style-name="ce2" table:formula="of:=CONFIDENCE(0.05;[.L31];5)" office:value-type="float" office:value="1.81687161450931" calcext:value-type="float">
            <text:p>1.816871614509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 w/o CD</text:p>
          </table:table-cell>
          <table:table-cell table:formula="of:=AVERAGE([.I7:.I11])" office:value-type="float" office:value="99.2809561752988" calcext:value-type="float">
            <text:p>99.2809561752988</text:p>
          </table:table-cell>
          <table:table-cell table:formula="of:=STDEV([.I7:.I11])" office:value-type="float" office:value="0.593405023363993" calcext:value-type="float">
            <text:p>0.593405023363993</text:p>
          </table:table-cell>
          <table:table-cell table:style-name="ce2" table:formula="of:=CONFIDENCE(0.05;[.E32];5)" office:value-type="float" office:value="0.520132878669913" calcext:value-type="float">
            <text:p>0.520132878669913</text:p>
          </table:table-cell>
          <table:table-cell table:formula="of:=AVERAGE([.H7:.H11])" office:value-type="float" office:value="1.86726810309689" calcext:value-type="float">
            <text:p>1.86726810309689</text:p>
          </table:table-cell>
          <table:table-cell table:formula="of:=STDEV([.H7:.H11])" office:value-type="float" office:value="0.0125250156588927" calcext:value-type="float">
            <text:p>0.012525015658893</text:p>
          </table:table-cell>
          <table:table-cell table:style-name="ce2" table:formula="of:=CONFIDENCE(0.05;[.H32];5)" office:value-type="float" office:value="0.0109784585460941" calcext:value-type="float">
            <text:p>0.010978458546094</text:p>
          </table:table-cell>
          <table:table-cell table:formula="of:=AVERAGE([.P7:.P11])" office:value-type="float" office:value="52.7397446304135" calcext:value-type="float">
            <text:p>52.7397446304135</text:p>
          </table:table-cell>
          <table:table-cell table:style-name="ce3" table:formula="of:=AVERAGE([.S7:.S11])" office:value-type="float" office:value="24429.05" calcext:value-type="float">
            <text:p>24429.1</text:p>
          </table:table-cell>
          <table:table-cell table:formula="of:=AVERAGE([.Q7:.Q11])" office:value-type="float" office:value="0.220470167417776" calcext:value-type="float">
            <text:p>0.220470167417776</text:p>
          </table:table-cell>
          <table:table-cell table:style-name="ce2" table:formula="of:=CONFIDENCE(0.05;[.L32];5)" office:value-type="float" office:value="0.193247071266373" calcext:value-type="float">
            <text:p>0.19324707126637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L</text:p>
          </table:table-cell>
          <table:table-cell table:formula="of:=AVERAGE([.I12:.I16])" office:value-type="float" office:value="97.84" calcext:value-type="float">
            <text:p>97.84</text:p>
          </table:table-cell>
          <table:table-cell table:formula="of:=STDEV([.I12:.I16])" office:value-type="float" office:value="1.0807404868885" calcext:value-type="float">
            <text:p>1.0807404868885</text:p>
          </table:table-cell>
          <table:table-cell table:style-name="ce2" table:formula="of:=CONFIDENCE(0.05;[.E33];5)" office:value-type="float" office:value="0.947293397271483" calcext:value-type="float">
            <text:p>0.947293397271483</text:p>
          </table:table-cell>
          <table:table-cell table:formula="of:=AVERAGE([.H12:.H16])" office:value-type="float" office:value="2.15544986158777" calcext:value-type="float">
            <text:p>2.15544986158777</text:p>
          </table:table-cell>
          <table:table-cell table:formula="of:=STDEV([.H12:.H16])" office:value-type="float" office:value="0.123280843849201" calcext:value-type="float">
            <text:p>0.123280843849201</text:p>
          </table:table-cell>
          <table:table-cell table:style-name="ce2" table:formula="of:=CONFIDENCE(0.05;[.H33];5)" office:value-type="float" office:value="0.108058438455126" calcext:value-type="float">
            <text:p>0.108058438455126</text:p>
          </table:table-cell>
          <table:table-cell table:formula="of:=AVERAGE([.P12:.P16])" office:value-type="float" office:value="46.0031265967641" calcext:value-type="float">
            <text:p>46.0031265967641</text:p>
          </table:table-cell>
          <table:table-cell table:style-name="ce3" table:formula="of:=AVERAGE([.S12:.S16])" office:value-type="float" office:value="24197.6443496802" calcext:value-type="float">
            <text:p>24197.6</text:p>
          </table:table-cell>
          <table:table-cell table:formula="of:=AVERAGE([.Q12:.Q16])" office:value-type="float" office:value="0.0706163005401323" calcext:value-type="float">
            <text:p>0.070616300540132</text:p>
          </table:table-cell>
          <table:table-cell table:style-name="ce2" table:formula="of:=CONFIDENCE(0.05;[.L33];5)" office:value-type="float" office:value="0.0618967791555562" calcext:value-type="float">
            <text:p>0.06189677915555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R</text:p>
          </table:table-cell>
          <table:table-cell table:formula="of:=AVERAGE([.I17:.I21])" office:value-type="float" office:value="97.4419123505976" calcext:value-type="float">
            <text:p>97.4419123505976</text:p>
          </table:table-cell>
          <table:table-cell table:formula="of:=STDEV([.I17:.I21])" office:value-type="float" office:value="1.04344775895255" calcext:value-type="float">
            <text:p>1.04344775895255</text:p>
          </table:table-cell>
          <table:table-cell table:style-name="ce2" table:formula="of:=CONFIDENCE(0.05;[.E34];5)" office:value-type="float" office:value="0.914605480636026" calcext:value-type="float">
            <text:p>0.914605480636026</text:p>
          </table:table-cell>
          <table:table-cell table:formula="of:=AVERAGE([.H17:.H21])" office:value-type="float" office:value="2.12820249977458" calcext:value-type="float">
            <text:p>2.12820249977458</text:p>
          </table:table-cell>
          <table:table-cell table:formula="of:=STDEV([.H17:.H21])" office:value-type="float" office:value="0.0925630988420178" calcext:value-type="float">
            <text:p>0.092563098842018</text:p>
          </table:table-cell>
          <table:table-cell table:style-name="ce2" table:formula="of:=CONFIDENCE(0.05;[.H34];5)" office:value-type="float" office:value="0.0811336425606467" calcext:value-type="float">
            <text:p>0.081133642560647</text:p>
          </table:table-cell>
          <table:table-cell table:formula="of:=AVERAGE([.P17:.P21])" office:value-type="float" office:value="46.4940087970293" calcext:value-type="float">
            <text:p>46.4940087970293</text:p>
          </table:table-cell>
          <table:table-cell table:style-name="ce3" table:formula="of:=AVERAGE([.S17:.S21])" office:value-type="float" office:value="24078.85" calcext:value-type="float">
            <text:p>24078.9</text:p>
          </table:table-cell>
          <table:table-cell table:formula="of:=AVERAGE([.Q17:.Q21])" office:value-type="float" office:value="2.12952995715449" calcext:value-type="float">
            <text:p>2.12952995715449</text:p>
          </table:table-cell>
          <table:table-cell table:style-name="ce2" table:formula="of:=CONFIDENCE(0.05;[.L34];5)" office:value-type="float" office:value="1.86658100827899" calcext:value-type="float">
            <text:p>1.8665810082789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formula="of:=AVERAGE([.I22:.I26])" office:value-type="float" office:value="99.6806374501992" calcext:value-type="float">
            <text:p>99.6806374501992</text:p>
          </table:table-cell>
          <table:table-cell table:formula="of:=STDEV([.I22:.I26])" office:value-type="float" office:value="0.178530870867836" calcext:value-type="float">
            <text:p>0.178530870867836</text:p>
          </table:table-cell>
          <table:table-cell table:style-name="ce2" table:formula="of:=CONFIDENCE(0.05;[.E35];5)" office:value-type="float" office:value="0.156486332504425" calcext:value-type="float">
            <text:p>0.156486332504425</text:p>
          </table:table-cell>
          <table:table-cell table:formula="of:=AVERAGE([.H22:.H26])" office:value-type="float" office:value="1.62344417670683" calcext:value-type="float">
            <text:p>1.62344417670683</text:p>
          </table:table-cell>
          <table:table-cell table:formula="of:=STDEV([.H22:.H26])" office:value-type="float" office:value="0.0646165220938204" calcext:value-type="float">
            <text:p>0.06461652209382</text:p>
          </table:table-cell>
          <table:table-cell table:style-name="ce2" table:formula="of:=CONFIDENCE(0.05;[.H35];5)" office:value-type="float" office:value="0.0566378381088982" calcext:value-type="float">
            <text:p>0.056637838108898</text:p>
          </table:table-cell>
          <table:table-cell table:formula="of:=AVERAGE([.P22:.P26])" office:value-type="float" office:value="88.898439792033" calcext:value-type="float">
            <text:p>88.898439792033</text:p>
          </table:table-cell>
          <table:table-cell table:style-name="ce3" table:formula="of:=AVERAGE([.S22:.S26])" office:value-type="float" office:value="35932.8" calcext:value-type="float">
            <text:p>35932.8</text:p>
          </table:table-cell>
          <table:table-cell table:formula="of:=AVERAGE([.Q22:.Q26])" office:value-type="float" office:value="2.03773412862006" calcext:value-type="float">
            <text:p>2.03773412862006</text:p>
          </table:table-cell>
          <table:table-cell table:style-name="ce2" table:formula="of:=CONFIDENCE(0.05;[.L35];5)" office:value-type="float" office:value="1.78611989543766" calcext:value-type="float">
            <text:p>1.78611989543766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51,503,248,252,2.028225806451613,98.80478087649402,61.59249193548387,81.46655971475657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07:58:37.3931534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0:50:39.437339409</dc:date>
    <dc:creator>Wendley Silva</dc:creator>
    <meta:editing-duration>PT2H13M13S</meta:editing-duration>
    <meta:editing-cycles>7</meta:editing-cycles>
    <meta:generator>LibreOffice/6.1.5.2$Linux_X86_64 LibreOffice_project/90f8dcf33c87b3705e78202e3df5142b201bd805</meta:generator>
    <meta:document-statistic meta:table-count="1" meta:cell-count="564" meta:object-count="0"/>
  </office:meta>
</office:document-meta>
</file>